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" svg:font-family="Dotum, Verdana, AppleGothic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c842"/>
    </style:style>
    <style:style style:name="P2" style:family="paragraph" style:parent-style-name="Standard">
      <style:text-properties officeooo:rsid="0008c842" officeooo:paragraph-rsid="0008c842"/>
    </style:style>
    <style:style style:name="P3" style:family="paragraph" style:parent-style-name="Standard">
      <style:text-properties officeooo:rsid="000a64f1" officeooo:paragraph-rsid="000a64f1"/>
    </style:style>
    <style:style style:name="P4" style:family="paragraph" style:parent-style-name="Standard">
      <style:text-properties officeooo:rsid="000a6673" officeooo:paragraph-rsid="000a6673"/>
    </style:style>
    <style:style style:name="P5" style:family="paragraph" style:parent-style-name="Standard">
      <style:text-properties officeooo:rsid="000b1d52" officeooo:paragraph-rsid="000b1d52"/>
    </style:style>
    <style:style style:name="P6" style:family="paragraph" style:parent-style-name="Standard">
      <style:text-properties officeooo:rsid="000c0ee5" officeooo:paragraph-rsid="000c0ee5"/>
    </style:style>
    <style:style style:name="T1" style:family="text">
      <style:text-properties officeooo:rsid="0008c842"/>
    </style:style>
    <style:style style:name="T2" style:family="text">
      <style:text-properties fo:font-variant="normal" fo:text-transform="none" fo:color="#666666" style:font-name="Dotum" fo:font-size="9pt" fo:letter-spacing="normal" fo:font-style="normal" fo:font-weight="normal"/>
    </style:style>
    <style:style style:name="T3" style:family="text">
      <style:text-properties fo:font-variant="normal" fo:text-transform="none" fo:color="#666666" fo:letter-spacing="normal"/>
    </style:style>
    <style:style style:name="T4" style:family="text">
      <style:text-properties fo:font-variant="normal" fo:text-transform="none" fo:color="#666666" fo:letter-spacing="normal" style:font-name-asian="Dotum" style:font-size-asian="9pt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style:font-name="Dotum" fo:font-size="9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Dotum" style:font-size-asian="9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피드백</text:p>
      <text:p text:style-name="P1"><text:line-break/>말 속도가 너무 느리다. </text:p>
      <text:p text:style-name="P1"><text:span text:style-name="T1">Sol </text:span>1.2배속 하기</text:p>
      <text:p text:style-name="P1"/>
      <text:p text:style-name="P2">AP 되면 성능이 느려져요</text:p>
      <text:p text:style-name="P2"/>
      <text:p text:style-name="P2"><text:span text:style-name="T4">한마디로</text:span><text:span text:style-name="T2">, </text:span><text:span text:style-name="T4">성능은 좋지만 빅데이타는 </text:span><text:span text:style-name="T2">Cassandra</text:span><text:span text:style-name="T4">나 </text:span><text:span text:style-name="T2">HBase</text:span><text:span text:style-name="T4">를 쓰고 중소형에만 </text:span><text:span text:style-name="T2">MongoDB</text:span><text:span text:style-name="T4">를 쓰라는 것이다</text:span><text:span text:style-name="T2">.</text:span><text:line-break/><text:span text:style-name="T2">RDBMS</text:span><text:span text:style-name="T4">에 유사하고 강력한 </text:span><text:span text:style-name="T2">Feature, </text:span><text:span text:style-name="T4">사용의 편리성의 입장에서 </text:span><text:span text:style-name="T2">MongoDB</text:span><text:span text:style-name="T4">가 국내외에서 많은 사용층을 가지고 있는 것이 대강 이해는 된다</text:span><text:span text:style-name="T2">. </text:span><text:span text:style-name="T4">한편으로는 </text:span><text:span text:style-name="T2">MongoDB</text:span><text:span text:style-name="T4">의 한계를 벗어날만한 데이타를 아직까지 사용해본 적이 없다는 반증도 될것이다</text:span><text:span text:style-name="T2">. 10~20</text:span><text:span text:style-name="T4">억 데이타는 내가 아는한에서는 </text:span><text:span text:style-name="T2">RDBMS</text:span><text:span text:style-name="T4">에서도 크게 문제가 없다</text:span><text:span text:style-name="T2">. </text:span><text:span text:style-name="T4">문제는 </text:span><text:span text:style-name="T2">10~20</text:span><text:span text:style-name="T4">억을 넘는 </text:span><text:span text:style-name="T2">100</text:span><text:span text:style-name="T4">억</text:span><text:span text:style-name="T2">, 1000</text:span><text:span text:style-name="T4">억개의 데이타 핸들링에도 </text:span><text:span text:style-name="T2">MongoDB</text:span><text:span text:style-name="T4">가 버텨 줄것이냐인데</text:span><text:span text:style-name="T2">.. </text:span><text:span text:style-name="T4">데이타 한건당 대략 </text:span><text:span text:style-name="T2">10K</text:span><text:span text:style-name="T4">만 잡아도 용량이 </text:span><text:span text:style-name="T2">1Peta </text:span><text:span text:style-name="T4">이다</text:span><text:span text:style-name="T2">. 3TB </text:span><text:span text:style-name="T4">노드를 </text:span><text:span text:style-name="T2">300</text:span><text:span text:style-name="T4">개 정도 연결해야 한다는 것인데</text:span><text:span text:style-name="T2">... MongoDB</text:span><text:span text:style-name="T4">에서 보통 </text:span><text:span text:style-name="T2">1000</text:span><text:span text:style-name="T4">개의 </text:span><text:span text:style-name="T2">Instance</text:span><text:span text:style-name="T4">를 이야기를 하니 이론상으로는 가능할것 같기는 한데</text:span><text:line-break/><text:span text:style-name="T4">첫번째는 어렵지 않을까</text:span><text:span text:style-name="T2">? </text:span><text:span text:style-name="T4">하는 생각이고</text:span><text:span text:style-name="T2">, (</text:span><text:span text:style-name="T4">그만한 레퍼런스가 있냐</text:span><text:span text:style-name="T2">?) </text:span><text:span text:style-name="T4">두번째는 만약에 된다고 하더라도 돈이 엄청 들어갈것 같은 느낌이다</text:span><text:span text:style-name="T2">. Swift</text:span><text:span text:style-name="T4">도 </text:span><text:span text:style-name="T2">MogileFS</text:span><text:span text:style-name="T4">도 저가라고는 말하지만 소프트웨어가 저가인거지 </text:span><text:span text:style-name="T2">3Copy</text:span><text:span text:style-name="T4">로 하드웨어 구성을 벤더 제품으로 하면 마찬가지라는</text:span><text:span text:style-name="T2">... (Commodity </text:span><text:span text:style-name="T4">하드웨어라면 몰라도</text:span><text:span text:style-name="T2">..)</text:span><text:line-break/><text:span text:style-name="T3">  </text:span><text:span text:style-name="T4">이래 저래 자료를 찾아볼 필요가 있다</text:span><text:span text:style-name="T2">.</text:span><text:line-break/><text:line-break/><text:span text:style-name="T4">출처</text:span><text:span text:style-name="T2">: </text:span><text:a xlink:type="simple" xlink:href="http://bcho.tistory.com/category/클라우드%20컴퓨팅%20%26%20NoSQL/MongoDB" text:style-name="Internet_20_link" text:visited-style-name="Visited_20_Internet_20_Link"><text:span text:style-name="T5">http://bcho.tistory.com/category/</text:span></text:a><text:a xlink:type="simple" xlink:href="http://bcho.tistory.com/category/클라우드%20컴퓨팅%20%26%20NoSQL/MongoDB" text:style-name="Internet_20_link" text:visited-style-name="Visited_20_Internet_20_Link"><text:span text:style-name="T6">클라우드 컴퓨팅 </text:span></text:a><text:a xlink:type="simple" xlink:href="http://bcho.tistory.com/category/클라우드%20컴퓨팅%20%26%20NoSQL/MongoDB" text:style-name="Internet_20_link" text:visited-style-name="Visited_20_Internet_20_Link"><text:span text:style-name="T5">%26 NoSQL/MongoDB</text:span></text:a><text:span text:style-name="T3"> </text:span><text:span text:style-name="T2">[</text:span><text:span text:style-name="T4">조대협의 블로그</text:span><text:span text:style-name="T2">]</text:span></text:p>
      <text:p text:style-name="P2"/>
      <text:p text:style-name="P3">하둡 빅데이터</text:p>
      <text:p text:style-name="P3"/>
      <text:p text:style-name="P4">nodejs pass</text:p>
      <text:p text:style-name="P4"/>
      <text:p text:style-name="P5">firebase </text:p>
      <text:p text:style-name="P5">동기화가 쉽다</text:p>
      <text:p text:style-name="P5">보안적이다</text:p>
      <text:p text:style-name="P5">쿼리</text:p>
      <text:p text:style-name="P5"/>
      <text:p text:style-name="P5">mongodb </text:p>
      <text:p text:style-name="P5">확장성 일관성</text:p>
      <text:p text:style-name="P5">탁월한 수행자 </text:p>
      <text:p text:style-name="P5">보안<text:line-break/>firebase 보다 복잡하다</text:p>
      <text:p text:style-name="P5">복잡한 쿼리 처리하기 힘들다</text:p>
      <text:p text:style-name="P5"/>
      <text:p text:style-name="P6">mysql </text:p>
      <text:p text:style-name="P6">배우기 쉽고 </text:p>
      <text:p text:style-name="P6">안정적이다</text:p>
      <text:p text:style-name="P6">많은 양 다룰 수 있다</text:p>
      <text:p text:style-name="P6"/>
      <text:p text:style-name="P6">firebase 사회적인 유형</text:p>
      <text:p text:style-name="P6">mongodb 보안 텍스트가 무거운 </text:p>
      <text:p text:style-name="P6"/>
      <text:p text:style-name="P6">mysql</text:p>
      <text:p text:style-name="P6">복잡한 쿼리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" svg:font-family="Dotum, Verdana, AppleGothic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9:17:12.237854356</meta:creation-date>
    <dc:date>2018-03-19T20:22:26.549874743</dc:date>
    <meta:editing-duration>PT10M5S</meta:editing-duration>
    <meta:editing-cycles>1</meta:editing-cycles>
    <meta:document-statistic meta:table-count="0" meta:image-count="0" meta:object-count="0" meta:page-count="1" meta:paragraph-count="24" meta:word-count="538" meta:character-count="928" meta:non-whitespace-character-count="760"/>
    <meta:generator>LibreOffice/5.1.6.2$Linux_X86_64 LibreOffice_project/10m0$Build-2</meta:generator>
  </office:meta>
</office:document-meta>
</file>